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AccessorTests.testChokesIfConnectionFactoryIsNotSu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AccessorTests.testSetAcknowledgeModeNameChokesIfBadAckModeIsSu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AccessorTests.testSessionTransactedModeReallyDoesDefaultTo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AccessorTests.testAcknowledgeModeReallyDoesDefaultToAutoAcknowled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